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6" style:family="paragraph" style:parent-style-name="Standard">
      <style:text-properties fo:color="#008000" style:font-name="Arial" fo:font-size="11pt" fo:language="en" fo:country="US" fo:font-style="italic" style:font-size-asian="11pt" style:font-style-asian="italic" style:font-size-complex="11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2323dc" fo:language="en" fo:country="US"/>
    </style:style>
    <style:style style:name="T5" style:family="text">
      <style:text-properties fo:color="#0000f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4">Template with user fields</text:p>
        <text:p text:style-name="P1"/>
        <text:p text:style-name="P3">This document is used to test functinalities relevant with fields. It contains two user fields.</text:p>
        <text:p text:style-name="P3"/>
        <text:p text:style-name="P2"><text:span text:style-name="T1">The name of user field #1 is </text:span><text:span text:style-name="T2">field1</text:span><text:span text:style-name="T1"> and its value is </text:span><text:span text:style-name="T4"><text:user-field-get text:name="field1">valueOfField1</text:user-field-get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4"><text:user-field-get text:name="field2">valueOfField2</text:user-field-get></text:span><text:span text:style-name="T1">.</text:span></text:p>
        <text:p text:style-name="P3">Values of user fields are in blue.</text:p>
        <text:p text:style-name="P3">The first field is displayed one more time: <text:span text:style-name="T5"><text:user-field-get text:name="field1">valueOfField1</text:user-field-get></text:span></text:p>
        <text:p text:style-name="P3"><text:span text:style-name="T5"/></text:p>
        <text:p text:style-name="P6">The same fields are displayed one more time, with a new style (green and intalics) in the same paragraph, <text:s/>presenting <text:user-field-get text:name="field1">valueOfField1</text:user-field-get> and then <text:user-field-get text:name="field2">valueOfField2</text:user-field-get>. These are two fields in the same paragraph with the same style.</text:p>
        <text:p text:style-name="P3"><text:span text:style-name="T5"/></text:p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0T02:32:05</dc:date>
    <dc:creator>nakosspy </dc:creator>
    <meta:editing-duration>PT01H39M49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108" meta:character-count="626"/>
  </office:meta>
</office:document-meta>
</file>